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Verdana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fo:color="#000000" fo:font-size="15pt" fo:language="zxx" fo:country="none" style:text-underline-style="solid" style:text-underline-width="auto" style:text-underline-color="font-color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cm" fo:margin-right="0cm" fo:text-indent="0cm" style:auto-text-indent="false"/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fo:font-size="32pt" fo:language="zxx" fo:country="none" style:text-underline-style="solid" style:text-underline-width="auto" style:text-underline-color="font-color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fo:font-size="20pt" fo:language="zxx" fo:country="none" style:text-underline-style="solid" style:text-underline-width="auto" style:text-underline-color="font-color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fo:font-size="15pt" fo:language="zxx" fo:country="none" style:text-underline-style="solid" style:text-underline-width="auto" style:text-underline-color="font-color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fo:background-color="transparent" style:font-size-asian="10.5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n ups documentation</text:p>
      <text:p text:style-name="P5"/>
      <text:p text:style-name="P6">Documentation:</text:p>
      <text:p text:style-name="P6"/>
      <text:p text:style-name="P6"><text:a xlink:type="simple" xlink:href="http://www.mini-box.com/OpenUPS"><text:span text:style-name="T1">http://www.mini-box.com/OpenUPS</text:span></text:a></text:p>
      <text:p text:style-name="P6"><text:span text:style-name="T1"/></text:p>
      <text:p text:style-name="P6">Program the OpenUPS</text:p>
      <text:p text:style-name="P4"/>
      <text:p text:style-name="P4">Just download the windows software from the website and pluging the USB. Configuration is self explaining when the software is open.</text:p>
      <text:p text:style-name="P4"/>
      <text:p text:style-name="P6">Monitor the OpenUPS</text:p>
      <text:p text:style-name="P6"/>
      <text:p text:style-name="P7">On Windows</text:p>
      <text:p text:style-name="P7"/>
      <text:p text:style-name="P4">Just use the software monitoring software that has been installed automatically.</text:p>
      <text:p text:style-name="P7"/>
      <text:p text:style-name="P7">On Ubuntu</text:p>
      <text:p text:style-name="P7"/>
      <text:list xml:id="list325523481" text:style-name="L1">
        <text:list-item>
          <text:p text:style-name="P3"><text:span text:style-name="T2">First follow the steps here: </text:span></text:p>
        </text:list-item>
      </text:list>
      <text:p text:style-name="P4"/>
      <text:p text:style-name="P4"><text:tab/><text:a xlink:type="simple" xlink:href="http://minibox.cerb5.com/kb/article/58-Using_OpenUPS_under_Linux">http://minibox.cerb5.com/kb/article/58-Using_OpenUPS_under_Linux</text:a></text:p>
      <text:p text:style-name="P4"/>
      <text:list xml:id="list968558684" text:continue-numbering="true" text:style-name="L1">
        <text:list-item>
          <text:p text:style-name="P1">go to /etc/nut and replace the config files with the one in my folder ups_conf_ubuntu</text:p>
        </text:list-item>
        <text:list-item>
          <text:p text:style-name="P3"><text:span text:style-name="Source_20_Text"><text:span text:style-name="T3"># sudo service nut restart</text:span></text:span></text:p>
        </text:list-item>
        <text:list-item>
          <text:p text:style-name="P3"><text:span text:style-name="Source_20_Text"><text:span text:style-name="T3">Print the monitoring information on the screen</text:span></text:span></text:p>
          <text:list>
            <text:list-header>
              <text:p text:style-name="P3"><text:span text:style-name="Source_20_Text"><text:span text:style-name="T3"># upsc openups@localhost</text:span></text:span></text:p>
            </text:list-header>
          </text:list>
        </text:list-item>
      </text:list>
      <text:p text:style-name="P2"/>
      <text:p text:style-name="P7">On Beaglebone</text:p>
      <text:p text:style-name="P6"/>
      <text:p text:style-name="P4">I was able to install the nut package from source on the beagle bone but I was not able to install the openups usb driver.</text:p>
      <text:p text:style-name="P4"/>
      <text:p text:style-name="P4"/>
      <text:p text:style-name="P6"/>
      <text:p text:style-name="P4"/>
      <text:p text:style-name="P6"/>
      <text:p text:style-name="P6"><text:span text:style-name="T1"/></text:p>
      <text:p text:style-name="P6"><text:span text:style-name="T1"/></text:p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Verdana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7T15:07:52</meta:creation-date>
    <dc:date>2013-08-27T15:29:33</dc:date>
    <dc:creator>jonas </dc:creator>
    <meta:editing-duration>PT17M57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2" meta:paragraph-count="17" meta:word-count="113" meta:character-count="752" meta:non-whitespace-character-count="657"/>
  </office:meta>
</office:document-meta>
</file>